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1.5201in"/>
    </style:style>
    <style:style style:name="co4" style:family="table-column">
      <style:table-column-properties fo:break-before="auto" style:column-width="1.3563in"/>
    </style:style>
    <style:style style:name="co5" style:family="table-column">
      <style:table-column-properties fo:break-before="auto" style:column-width="1.378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Level</text:p>
          </table:table-cell>
          <table:table-cell office:value-type="string">
            <text:p>LargeAsteroidCount</text:p>
          </table:table-cell>
          <table:table-cell office:value-type="string">
            <text:p>MediumAsteroidCount</text:p>
          </table:table-cell>
          <table:table-cell office:value-type="string">
            <text:p>SmallAsteroidCount</text:p>
          </table:table-cell>
          <table:table-cell office:value-type="string">
            <text:p>AsteroidSpawnTime</text:p>
          </table:table-cell>
          <table:table-cell office:value-type="string">
            <text:p>ShipsAdde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4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4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0">01/20/2024</text:date>, <text:time>09:1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Brouelette</meta:initial-creator>
    <meta:creation-date>2024-01-20T09:07:07.83</meta:creation-date>
    <dc:date>2024-01-20T09:11:45.46</dc:date>
    <dc:creator>Greg Brouelette</dc:creator>
    <meta:editing-duration>PT4M40S</meta:editing-duration>
    <meta:editing-cycles>1</meta:editing-cycles>
    <meta:document-statistic meta:table-count="3" meta:cell-count="35" meta:object-count="0"/>
    <meta:generator>OpenOffice/4.1.3$Win32 OpenOffice.org_project/413m1$Build-9783</meta:generator>
  </office:meta>
</office:document-meta>
</file>